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0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. Solis Cohen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2, 1892</text:p>
      <text:p text:style-name="P5">Month<text:tab/><text:tab/><text:tab/><text:tab/><text:tab/><text:tab/>Jul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DR. J. SOLIS-COHEN,/</text:p>
      <text:p text:style-name="P2">OFFICE HOURS: 9-1/</text:p>
      <text:p text:style-name="P3">1431 Walnut Street,/</text:p>
      <text:p text:style-name="P3">Philadelphia, July 2, 1892/</text:p>
      <text:p text:style-name="P2">Rev. S. Morais, LL. D.,/</text:p>
      <text:p text:style-name="P2"><text:tab/>Philadelphia./</text:p>
      <text:p text:style-name="P2">Dear Sir:-/</text:p>
      <text:p text:style-name="P2"><text:tab/>Accept my thanks for the copy of your valuable "Dis-/course" which I will read with great pleasure and profit./</text:p>
      <text:p text:style-name="P2"><text:tab/>I am,/</text:p>
      <text:p text:style-name="P2"><text:tab/><text:tab/>Yours truly,/</text:p>
      <text:p text:style-name="P2"><text:tab/><text:tab/><text:tab/>J. Solis Cohen/</text:p>
      <text:p text:style-name="P2"><text:tab/><text:tab/><text:tab/><text:tab/>Per L. F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2:11:58.90</meta:creation-date>
    <dc:date>2011-12-05T12:19:05.13</dc:date>
    <dc:creator>Penn Libraries</dc:creator>
    <meta:editing-duration>PT00H07M0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72" meta:word-count="214" meta:character-count="1561"/>
  </office:meta>
</office:document-meta>
</file>